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cb9a5" officeooo:paragraph-rsid="001cb9a5" style:font-size-asian="14pt" style:font-size-complex="14pt"/>
    </style:style>
    <style:style style:name="P2" style:family="paragraph" style:parent-style-name="Standard">
      <style:text-properties fo:font-size="14pt" officeooo:rsid="001eb6bd" officeooo:paragraph-rsid="001eb6bd" style:font-size-asian="14pt" style:font-size-complex="14pt"/>
    </style:style>
    <style:style style:name="P3" style:family="paragraph" style:parent-style-name="Standard">
      <style:text-properties fo:font-size="14pt" officeooo:rsid="001fd7ad" officeooo:paragraph-rsid="001fd7ad" style:font-size-asian="14pt" style:font-size-complex="14pt"/>
    </style:style>
    <style:style style:name="P4" style:family="paragraph" style:parent-style-name="Standard">
      <style:text-properties fo:font-size="14pt" officeooo:rsid="00205cc8" officeooo:paragraph-rsid="00205cc8" style:font-size-asian="14pt" style:font-size-complex="14pt"/>
    </style:style>
    <style:style style:name="P5" style:family="paragraph" style:parent-style-name="Standard">
      <style:text-properties fo:font-size="14pt" officeooo:rsid="00222710" officeooo:paragraph-rsid="00222710" style:font-size-asian="14pt" style:font-size-complex="14pt"/>
    </style:style>
    <style:style style:name="P6" style:family="paragraph" style:parent-style-name="Standard">
      <style:paragraph-properties fo:break-before="page"/>
      <style:text-properties fo:font-size="14pt" officeooo:rsid="00309592" officeooo:paragraph-rsid="00309592" style:font-size-asian="14pt" style:font-size-complex="14pt"/>
    </style:style>
    <style:style style:name="P7" style:family="paragraph" style:parent-style-name="Standard">
      <style:text-properties fo:font-size="14pt" officeooo:rsid="00309592" officeooo:paragraph-rsid="00309592" style:font-size-asian="14pt" style:font-size-complex="14pt"/>
    </style:style>
    <style:style style:name="P8" style:family="paragraph" style:parent-style-name="Standard">
      <style:text-properties fo:font-size="14pt" fo:font-weight="bold" officeooo:rsid="001cb9a5" officeooo:paragraph-rsid="001cb9a5" style:font-size-asian="14pt" style:font-weight-asian="bold" style:font-size-complex="14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1cb9a5"/>
    </style:style>
    <style:style style:name="P10" style:family="paragraph" style:parent-style-name="Standard">
      <style:text-properties fo:font-size="20pt" officeooo:rsid="00309592" officeooo:paragraph-rsid="00309592" style:font-size-asian="20pt" style:font-size-complex="20pt"/>
    </style:style>
    <style:style style:name="P11" style:family="paragraph" style:parent-style-name="Standard" style:list-style-name="L1">
      <style:text-properties fo:font-size="20pt" officeooo:rsid="00309592" officeooo:paragraph-rsid="00309592" style:font-size-asian="20pt" style:font-size-complex="20pt"/>
    </style:style>
    <style:style style:name="P12" style:family="paragraph" style:parent-style-name="Standard" style:list-style-name="L1">
      <style:text-properties fo:font-size="20pt" officeooo:rsid="00309592" officeooo:paragraph-rsid="003580c9" style:font-size-asian="20pt" style:font-size-complex="20pt"/>
    </style:style>
    <style:style style:name="P13" style:family="paragraph" style:parent-style-name="Standard" style:list-style-name="L1">
      <style:text-properties fo:font-size="20pt" officeooo:rsid="003139bf" officeooo:paragraph-rsid="003139bf" style:font-size-asian="20pt" style:font-size-complex="20pt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4pt" officeooo:rsid="001cb9a5" officeooo:paragraph-rsid="001cb9a5" style:font-size-asian="14pt" style:font-size-complex="14pt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officeooo:rsid="001cb9a5" officeooo:paragraph-rsid="003803ad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cb9a5" style:font-size-asian="14pt" style:font-size-complex="14pt"/>
    </style:style>
    <style:style style:name="T3" style:family="text">
      <style:text-properties fo:font-size="14pt" officeooo:rsid="002e1ebd" style:font-size-asian="14pt" style:font-size-complex="14pt"/>
    </style:style>
    <style:style style:name="T4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5" style:family="text">
      <style:text-properties officeooo:rsid="001eb6bd"/>
    </style:style>
    <style:style style:name="T6" style:family="text">
      <style:text-properties officeooo:rsid="002fc6de"/>
    </style:style>
    <style:style style:name="T7" style:family="text">
      <style:text-properties fo:font-size="16pt" officeooo:rsid="003237f8" style:font-size-asian="16pt" style:font-size-complex="16pt"/>
    </style:style>
    <style:style style:name="T8" style:family="text">
      <style:text-properties fo:font-size="16pt" officeooo:rsid="0034c51b" style:font-size-asian="16pt" style:font-size-complex="16pt"/>
    </style:style>
    <style:style style:name="T9" style:family="text">
      <style:text-properties fo:font-size="16pt" officeooo:rsid="003580c9" style:font-size-asian="16pt" style:font-size-complex="16pt"/>
    </style:style>
    <style:style style:name="T10" style:family="text">
      <style:text-properties fo:font-size="16pt" officeooo:rsid="00369b66" style:font-size-asian="16pt" style:font-size-complex="16pt"/>
    </style:style>
    <style:style style:name="T11" style:family="text">
      <style:text-properties officeooo:rsid="003803a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Network setup</text:p>
      <text:p text:style-name="P1"/>
      <text:p text:style-name="P1">Audience URL</text:p>
      <text:p text:style-name="P1">internal: <text:a xlink:type="simple" xlink:href="http://192.168.88.2/" text:style-name="Internet_20_link" text:visited-style-name="Visited_20_Internet_20_Link">http://192.168.88.2/</text:a> <text:s text:c="9"/></text:p>
      <text:p text:style-name="P14">external: <text:a xlink:type="simple" xlink:href="http://192.168.88.2/" text:style-name="Internet_20_link" text:visited-style-name="Visited_20_Internet_20_Link">http://192.168.88.2/</text:a> </text:p>
      <text:p text:style-name="P15">external: <text:a xlink:type="simple" xlink:href="http://192.168.88.2/" text:style-name="Internet_20_link" text:visited-style-name="Visited_20_Internet_20_Link">http://1</text:a><text:a xlink:type="simple" xlink:href="http://192.168.88.2/" text:style-name="Internet_20_link" text:visited-style-name="Visited_20_Internet_20_Link"><text:span text:style-name="T11">0.2.2.1</text:span></text:a><text:a xlink:type="simple" xlink:href="http://192.168.88.2/" text:style-name="Internet_20_link" text:visited-style-name="Visited_20_Internet_20_Link">/</text:a></text:p>
      <text:p text:style-name="P9"><text:span text:style-name="T2">static DNS: <text:s/></text:span><text:span text:style-name="T3">a/ audience/ a.lan/ </text:span><text:span text:style-name="T4">zscore</text:span><text:span text:style-name="T1">/ <text:s text:c="3"/>zscore.lan/ <text:s text:c="2"/></text:span></text:p>
      <text:p text:style-name="P1"/>
      <text:p text:style-name="P1"><text:span text:style-name="T5">Musician score </text:span>URL</text:p>
      <text:p text:style-name="P1"><text:a xlink:type="simple" xlink:href="http://192.168.88.2:8080/" text:style-name="Internet_20_link" text:visited-style-name="Visited_20_Internet_20_Link">http://192.168.88.2:8080/</text:a></text:p>
      <text:p text:style-name="P1"/>
      <text:p text:style-name="P2">DHCP pool audience: 10.2.2.10 – 10.2.2.254</text:p>
      <text:p text:style-name="P2"/>
      <text:p text:style-name="P2">Static IP Addresses </text:p>
      <text:p text:style-name="P2">192.168.88.2 <text:s text:c="3"/>ZScore server MBP 16 </text:p>
      <text:p text:style-name="P2">192.168.88.<text:span text:style-name="T6">4</text:span> <text:s text:c="3"/>MAX MSP server MBP 15 </text:p>
      <text:p text:style-name="P2"/>
      <text:p text:style-name="P3">Microtic <text:s text:c="4"/>http://192.168.88.1/</text:p>
      <text:p text:style-name="P4">pwd nadimak 00</text:p>
      <text:p text:style-name="P5">shutdown <text:s/>System → Shutdown</text:p>
      <text:p text:style-name="P3">NAT rules IP → Firewall → NAT</text:p>
      <text:p text:style-name="P3">Guest queue Queues -&gt; GuestQueue</text:p>
      <text:p text:style-name="P3"/>
      <text:p text:style-name="P6">Socket Dialogues with Khabat/Anne order of play</text:p>
      <text:p text:style-name="P7"/>
      <text:list xml:id="list3051741840" text:style-name="L1">
        <text:list-item>
          <text:p text:style-name="P11">Melody <text:s/><text:span text:style-name="T7">(Anne presents, Khabat dissent / </text:span><text:span text:style-name="T10">violent </text:span><text:span text:style-name="T7">distort</text:span><text:span text:style-name="T10">ion</text:span><text:span text:style-name="T7">)</text:span></text:p>
          <text:p text:style-name="P11"/>
        </text:list-item>
        <text:list-item>
          <text:p text:style-name="P11">Timbre</text:p>
          <text:p text:style-name="P11"/>
        </text:list-item>
        <text:list-item>
          <text:p text:style-name="P12">Rhythm <text:s/></text:p>
          <text:p text:style-name="P12"><text:span text:style-name="T7">( </text:span><text:span text:style-name="T8">b1 </text:span><text:span text:style-name="T7">pizz → </text:span><text:span text:style-name="T8">b</text:span><text:span text:style-name="T9">2- 5</text:span><text:span text:style-name="T8"> </text:span><text:span text:style-name="T7">perc → </text:span><text:span text:style-name="T9">b6 pizz bb → b7-11 perc</text:span><text:span text:style-name="T7"> → </text:span><text:span text:style-name="T8">b12 </text:span><text:span text:style-name="T7">pizz )</text:span></text:p>
          <text:p text:style-name="P11"/>
          <text:list>
            <text:list-header>
              <text:p text:style-name="P13"><text:s text:c="4"/>------- Free Impro ------</text:p>
            </text:list-header>
          </text:list>
          <text:p text:style-name="P11"/>
        </text:list-item>
        <text:list-item>
          <text:p text:style-name="P11">Pitch</text:p>
          <text:p text:style-name="P11"/>
        </text:list-item>
        <text:list-item>
          <text:p text:style-name="P11">Impro</text:p>
        </text:list-item>
      </text:list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5:03:45.404733475</meta:creation-date>
    <meta:generator>LibreOffice/7.3.3.2$MacOSX_X86_64 LibreOffice_project/d1d0ea68f081ee2800a922cac8f79445e4603348</meta:generator>
    <dc:date>2023-01-08T11:31:50.652635733</dc:date>
    <meta:editing-duration>PT1H2M48S</meta:editing-duration>
    <meta:editing-cycles>19</meta:editing-cycles>
    <meta:document-statistic meta:table-count="0" meta:image-count="0" meta:object-count="0" meta:page-count="2" meta:paragraph-count="25" meta:word-count="107" meta:character-count="726" meta:non-whitespace-character-count="609"/>
  </office:meta>
</office:document-meta>
</file>